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MingLiU" svg:font-family="P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232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TW" style:language-complex="hi" style:country-complex="IN" style:text-emphasize="none" style:font-relief="none" style:text-overline-style="none" style:text-overline-color="font-color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Excel_20_Built-in_20_Normal">
      <style:text-properties style:font-name="Calibri" style:font-name-asian="PMingLiU" style:font-name-complex="Lucida Sans"/>
    </style:style>
    <style:style style:name="ce4" style:family="table-cell" style:parent-style-name="Default">
      <style:text-properties fo:color="#000000" style:font-name="Calibri" fo:font-size="12pt" style:font-name-asian="PMingLiU" style:font-size-asian="12pt" style:font-name-complex="Lucida Sans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3" table:default-cell-style-name="Excel_20_Built-in_20_Normal"/>
        <table:table-column table:style-name="co1" table:default-cell-style-name="Default"/>
        <table:table-row table:style-name="ro1">
          <table:table-cell office:value-type="string">
            <text:p>Autonym (acc to Wikipedia)</text:p>
          </table:table-cell>
          <table:table-cell office:value-type="string">
            <text:p>Autonym in IPA (according to Wikipedia)</text:p>
          </table:table-cell>
          <table:table-cell office:value-type="string">
            <text:p>Jinghpaw name (acc to Wikipedia)</text:p>
          </table:table-cell>
          <table:table-cell office:value-type="string">
            <text:p>Burmese name (acc to Wikipedia)</text:p>
          </table:table-cell>
          <table:table-cell office:value-type="string">
            <text:p>Chinese name Hanzi (acc to Wikipedia)</text:p>
          </table:table-cell>
          <table:table-cell office:value-type="string">
            <text:p>Chinese name pinyin (acc to Wikipedia)</text:p>
          </table:table-cell>
          <table:table-cell office:value-type="string">
            <text:p>Wikipedia</text:p>
          </table:table-cell>
          <table:table-cell office:value-type="string">
            <text:p>Glottolog</text:p>
          </table:table-cell>
          <table:table-cell office:value-type="string">
            <text:p>ISO</text:p>
          </table:table-cell>
          <table:table-cell office:value-type="string">
            <text:p>Nishi's name</text:p>
          </table:table-cell>
          <table:table-cell office:value-type="string">
            <text:p>Burling's name</text:p>
          </table:table-cell>
          <table:table-cell office:value-type="string">
            <text:p>Mann's name</text:p>
          </table:table-cell>
          <table:table-cell table:number-columns-repeated="1012"/>
        </table:table-row>
        <table:table-row table:style-name="ro2">
          <table:table-cell office:value-type="string">
            <text:p>Lawngwaw</text:p>
          </table:table-cell>
          <table:table-cell office:value-type="string">
            <text:p>lɔ̃˥˧˩vɔ˧˩</text:p>
          </table:table-cell>
          <table:table-cell table:number-columns-repeated="2" office:value-type="string">
            <text:p>Maru</text:p>
          </table:table-cell>
          <table:table-cell office:value-type="string">
            <text:p>浪速</text:p>
          </table:table-cell>
          <table:table-cell office:value-type="string">
            <text:p>Làngsù</text:p>
          </table:table-cell>
          <table:table-cell office:value-type="string">
            <text:p>Lhao Vo</text:p>
          </table:table-cell>
          <table:table-cell office:value-type="string">
            <text:p>maru1249</text:p>
          </table:table-cell>
          <table:table-cell office:value-type="string">
            <text:p>mhx</text:p>
          </table:table-cell>
          <table:table-cell office:value-type="string">
            <text:p>Langsu</text:p>
          </table:table-cell>
          <table:table-cell table:number-columns-repeated="2" office:value-type="string">
            <text:p>Maru</text:p>
          </table:table-cell>
          <table:table-cell table:number-columns-repeated="1012"/>
        </table:table-row>
        <table:table-row table:style-name="ro2">
          <table:table-cell office:value-type="string">
            <text:p>Tsaiwa</text:p>
          </table:table-cell>
          <table:table-cell office:value-type="string">
            <text:p>tsai˧˩va˥˩</text:p>
          </table:table-cell>
          <table:table-cell office:value-type="string">
            <text:p>Atsi</text:p>
          </table:table-cell>
          <table:table-cell office:value-type="string">
            <text:p>Zi</text:p>
          </table:table-cell>
          <table:table-cell table:style-name="ce2" office:value-type="string">
            <text:p>载瓦</text:p>
          </table:table-cell>
          <table:table-cell office:value-type="string">
            <text:p>Zǎiwǎ </text:p>
          </table:table-cell>
          <table:table-cell office:value-type="string">
            <text:p>Zaiwa</text:p>
          </table:table-cell>
          <table:table-cell office:value-type="string">
            <text:p>zaiw1241</text:p>
          </table:table-cell>
          <table:table-cell office:value-type="string">
            <text:p>atb</text:p>
          </table:table-cell>
          <table:table-cell office:value-type="string">
            <text:p>Zaiwa</text:p>
          </table:table-cell>
          <table:table-cell office:value-type="string">
            <text:p>Atsi</text:p>
          </table:table-cell>
          <table:table-cell office:value-type="string">
            <text:p>Zaiwa</text:p>
          </table:table-cell>
          <table:table-cell table:number-columns-repeated="1012"/>
        </table:table-row>
        <table:table-row table:style-name="ro1">
          <table:table-cell office:value-type="string">
            <text:p>Lachik</text:p>
          </table:table-cell>
          <table:table-cell office:value-type="string">
            <text:p>lă˧˩tʃʰi˥˩</text:p>
          </table:table-cell>
          <table:table-cell office:value-type="string">
            <text:p>Lashi</text:p>
          </table:table-cell>
          <table:table-cell office:value-type="string">
            <text:p>Lashi</text:p>
          </table:table-cell>
          <table:table-cell table:style-name="ce3" office:value-type="string">
            <text:p>勒期</text:p>
          </table:table-cell>
          <table:table-cell office:value-type="string">
            <text:p>Lèqí</text:p>
          </table:table-cell>
          <table:table-cell office:value-type="string">
            <text:p>Lashi</text:p>
          </table:table-cell>
          <table:table-cell office:value-type="string">
            <text:p>lash1243</text:p>
          </table:table-cell>
          <table:table-cell office:value-type="string">
            <text:p>lsi</text:p>
          </table:table-cell>
          <table:table-cell office:value-type="string">
            <text:p>Leqi</text:p>
          </table:table-cell>
          <table:table-cell/>
          <table:table-cell office:value-type="string">
            <text:p>Lashi</text:p>
          </table:table-cell>
          <table:table-cell table:number-columns-repeated="1012"/>
        </table:table-row>
        <table:table-row table:style-name="ro1">
          <table:table-cell office:value-type="string">
            <text:p>Ngochang</text:p>
          </table:table-cell>
          <table:table-cell table:style-name="Default" office:value-type="string">
            <text:p>ŋa˨˩tʂhaŋ˨˩</text:p>
          </table:table-cell>
          <table:table-cell office:value-type="string">
            <text:p>-</text:p>
          </table:table-cell>
          <table:table-cell office:value-type="string">
            <text:p>Maintha</text:p>
          </table:table-cell>
          <table:table-cell table:style-name="ce3" office:value-type="string">
            <text:p>阿昌</text:p>
          </table:table-cell>
          <table:table-cell office:value-type="string">
            <text:p>Āchāng </text:p>
          </table:table-cell>
          <table:table-cell office:value-type="string">
            <text:p>Achang</text:p>
          </table:table-cell>
          <table:table-cell office:value-type="string">
            <text:p>acha1249</text:p>
          </table:table-cell>
          <table:table-cell office:value-type="string">
            <text:p>acn</text:p>
          </table:table-cell>
          <table:table-cell office:value-type="string">
            <text:p>Achang</text:p>
          </table:table-cell>
          <table:table-cell/>
          <table:table-cell office:value-type="string">
            <text:p>Achang</text:p>
          </table:table-cell>
          <table:table-cell table:number-columns-repeated="1012"/>
        </table:table-row>
        <table:table-row table:style-name="ro1">
          <table:table-cell/>
          <table:table-cell table:style-name="Default" office:value-type="string">
            <text:p>kʰan˧˩tau˧˩</text:p>
          </table:table-cell>
          <table:table-cell table:number-columns-repeated="2"/>
          <table:table-cell table:style-name="ce1" office:value-type="string">
            <text:p>仙岛</text:p>
          </table:table-cell>
          <table:table-cell office:value-type="string">
            <text:p>Xiāndǎo</text:p>
          </table:table-cell>
          <table:table-cell office:value-type="string">
            <text:p>Xiandao</text:p>
          </table:table-cell>
          <table:table-cell office:value-type="string">
            <text:p>acha1249</text:p>
          </table:table-cell>
          <table:table-cell office:value-type="string">
            <text:p>acn</text:p>
          </table:table-cell>
          <table:table-cell table:number-columns-repeated="1015"/>
        </table:table-row>
        <table:table-row table:style-name="ro1">
          <table:table-cell office:value-type="string">
            <text:p>Pela</text:p>
          </table:table-cell>
          <table:table-cell office:value-type="string">
            <text:p>po˧˩la˧˩</text:p>
          </table:table-cell>
          <table:table-cell table:number-columns-repeated="2" office:value-type="string">
            <text:p>-</text:p>
          </table:table-cell>
          <table:table-cell table:style-name="ce3" office:value-type="string">
            <text:p>波拉</text:p>
          </table:table-cell>
          <table:table-cell office:value-type="string">
            <text:p>Bōlā </text:p>
          </table:table-cell>
          <table:table-cell office:value-type="string">
            <text:p>Pela</text:p>
          </table:table-cell>
          <table:table-cell office:value-type="string">
            <text:p>pela1242</text:p>
          </table:table-cell>
          <table:table-cell table:style-name="Default" office:value-type="string">
            <text:p>bxd</text:p>
          </table:table-cell>
          <table:table-cell office:value-type="string">
            <text:p>Bola</text:p>
          </table:table-cell>
          <table:table-cell/>
          <table:table-cell office:value-type="string">
            <text:p>Bela</text:p>
          </table:table-cell>
          <table:table-cell table:number-columns-repeated="1012"/>
        </table:table-row>
        <table:table-row table:style-name="ro1">
          <table:table-cell/>
          <table:table-cell table:style-name="ce1" office:value-type="string">
            <text:p>ŋɔ˧˩ tʃʰaŋ˥ </text:p>
          </table:table-cell>
          <table:table-cell table:number-columns-repeated="2"/>
          <table:table-cell office:value-type="string">
            <text:p>茶山</text:p>
          </table:table-cell>
          <table:table-cell office:value-type="string">
            <text:p>Cháshān</text:p>
          </table:table-cell>
          <table:table-cell office:value-type="string">
            <text:p>Chashan</text:p>
          </table:table-cell>
          <table:table-cell office:value-type="string">
            <text:p>lash1243</text:p>
          </table:table-cell>
          <table:table-cell office:value-type="string">
            <text:p>lsi</text:p>
          </table:table-cell>
          <table:table-cell table:number-columns-repeated="1015"/>
        </table:table-row>
        <table:table-row table:style-name="ro2">
          <table:table-cell table:number-columns-repeated="4"/>
          <table:table-cell office:value-type="string">
            <text:p>缅甸</text:p>
          </table:table-cell>
          <table:table-cell table:style-name="ce4" office:value-type="string">
            <text:p>Miǎndiàn</text:p>
          </table:table-cell>
          <table:table-cell office:value-type="string">
            <text:p>Burmese</text:p>
          </table:table-cell>
          <table:table-cell office:value-type="string">
            <text:p>sout3159</text:p>
          </table:table-cell>
          <table:table-cell office:value-type="string">
            <text:p>mya</text:p>
          </table:table-cell>
          <table:table-cell table:style-name="Default" office:value-type="string">
            <text:p>Burmese</text:p>
          </table:table-cell>
          <table:table-cell table:number-columns-repeated="2" office:value-type="string">
            <text:p>Burmese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>
            <text:p>Old Burmese</text:p>
          </table:table-cell>
          <table:table-cell office:value-type="string">
            <text:p>oldb1235</text:p>
          </table:table-cell>
          <table:table-cell office:value-type="string">
            <text:p>ob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Hpon</text:p>
          </table:table-cell>
          <table:table-cell office:value-type="string">
            <text:p>hpon1238</text:p>
          </table:table-cell>
          <table:table-cell office:value-type="string">
            <text:p>hpo</text:p>
          </table:table-cell>
          <table:table-cell table:number-columns-repeated="2"/>
          <table:table-cell office:value-type="string">
            <text:p>Phon</text:p>
          </table:table-cell>
          <table:table-cell table:number-columns-repeated="101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MingLiU" svg:font-family="P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>
      <number:number number:min-integer-digits="1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>
      <number:number number:decimal-places="0" number:min-integer-digits="1" number:grouping="true"/>
      <number:text> </number:text>
    </number:number-style>
    <number:number-style style:name="N8123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3P2" style:volatile="true" number:language="en">
      <number:text> - </number:text>
    </number:number-style>
    <number:text-style style:name="N8123" number:language="en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>
      <number:number number:decimal-places="2" number:min-integer-digits="1" number:grouping="true"/>
      <number:text> </number:text>
    </number:number-style>
    <number:number-style style:name="N8127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>
      <number:text> -</number:text>
      <number:number number:decimal-places="0" number:min-integer-digits="0"/>
      <number:text> </number:text>
    </number:number-style>
    <number:text-style style:name="N8127" number:language="en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time-style style:name="N8128" number:language="en">
      <number:minutes number:style="long"/>
      <number:text>:</number:text>
      <number:seconds number:style="long"/>
    </number:time-style>
    <number:time-style style:name="N8129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0" number:language="en">
      <number:minutes number:style="long"/>
      <number:text>:</number:text>
      <number:seconds number:style="long" number:decimal-places="1"/>
    </number:time-style>
    <number:number-style style:name="N8131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asian="PMingLiU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9/26/2016</text:date>, <text:time>08:5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6T08:50:54</dc:date>
    <dc:creator>Nathan Hill</dc:creator>
    <meta:generator>OpenOffice/4.1.2$Unix OpenOffice.org_project/412m3$Build-9782</meta:generator>
    <meta:editing-duration>PT50M22S</meta:editing-duration>
    <meta:editing-cycles>28</meta:editing-cycles>
    <meta:document-statistic meta:table-count="1" meta:cell-count="96" meta:object-count="0"/>
  </office:meta>
</office:document-meta>
</file>